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9in"/>
    </style:style>
    <style:style style:name="co3" style:family="table-column">
      <style:table-column-properties fo:break-before="auto" style:column-width="1.7583in"/>
    </style:style>
    <style:style style:name="co4" style:family="table-column">
      <style:table-column-properties fo:break-before="auto" style:column-width="1.5543in"/>
    </style:style>
    <style:style style:name="co6" style:family="table-column">
      <style:table-column-properties fo:break-before="auto" style:column-width="1.4472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row table:style-name="ro2">
          <table:table-cell office:value-type="string">
            <text:p>Εικόνα</text:p>
          </table:table-cell>
          <table:table-cell office:value-type="string">
            <text:p>Tiled Edition</text:p>
          </table:table-cell>
          <table:table-cell office:value-type="string">
            <text:p>Non-tiled with 48kb L1</text:p>
          </table:table-cell>
          <table:table-cell office:value-type="string">
            <text:p>Non-tiled with 16kb L1</text:p>
          </table:table-cell>
        </table:table-row>
        <table:table-row table:style-name="ro4">
          <table:table-cell office:value-type="string">
            <text:p>64*64</text:p>
          </table:table-cell>
          <table:table-cell office:value-type="string">
            <text:p>0.000044 sec</text:p>
          </table:table-cell>
          <table:table-cell office:value-type="string">
            <text:p>0.000048 sec </text:p>
          </table:table-cell>
          <table:table-cell office:value-type="string">
            <text:p>0.000048 sec</text:p>
          </table:table-cell>
        </table:table-row>
        <table:table-row table:style-name="ro4">
          <table:table-cell office:value-type="string">
            <text:p>128*128</text:p>
          </table:table-cell>
          <table:table-cell office:value-type="string">
            <text:p>0.000065 sec</text:p>
          </table:table-cell>
          <table:table-cell table:number-columns-repeated="2" office:value-type="string">
            <text:p>0.000067 sec</text:p>
          </table:table-cell>
        </table:table-row>
        <table:table-row table:style-name="ro4">
          <table:table-cell office:value-type="string">
            <text:p>256*256</text:p>
          </table:table-cell>
          <table:table-cell office:value-type="string">
            <text:p>0.000152 sec</text:p>
          </table:table-cell>
          <table:table-cell office:value-type="string">
            <text:p>0.000147 sec</text:p>
          </table:table-cell>
          <table:table-cell office:value-type="string">
            <text:p>0.000155 sec</text:p>
          </table:table-cell>
        </table:table-row>
        <table:table-row table:style-name="ro4">
          <table:table-cell office:value-type="string">
            <text:p>512*512</text:p>
          </table:table-cell>
          <table:table-cell office:value-type="string">
            <text:p>0.000457 sec</text:p>
          </table:table-cell>
          <table:table-cell office:value-type="string">
            <text:p>0.000461 sec </text:p>
          </table:table-cell>
          <table:table-cell office:value-type="string">
            <text:p>0.000475 sec</text:p>
          </table:table-cell>
        </table:table-row>
        <table:table-row table:style-name="ro4">
          <table:table-cell office:value-type="string">
            <text:p>1024*1024</text:p>
          </table:table-cell>
          <table:table-cell office:value-type="string">
            <text:p>0.001616 sec</text:p>
          </table:table-cell>
          <table:table-cell office:value-type="string">
            <text:p>0.001674 sec</text:p>
          </table:table-cell>
          <table:table-cell office:value-type="string">
            <text:p>0.001810 sec</text:p>
          </table:table-cell>
        </table:table-row>
        <table:table-row table:style-name="ro4">
          <table:table-cell office:value-type="string">
            <text:p>2048*2048</text:p>
          </table:table-cell>
          <table:table-cell office:value-type="string">
            <text:p>0.006326 sec</text:p>
          </table:table-cell>
          <table:table-cell office:value-type="string">
            <text:p>0.006672 sec</text:p>
          </table:table-cell>
          <table:table-cell office:value-type="string">
            <text:p>0.008159 sec</text:p>
          </table:table-cell>
        </table:table-row>
        <table:table-row table:style-name="ro4">
          <table:table-cell office:value-type="string">
            <text:p>4096*4096</text:p>
          </table:table-cell>
          <table:table-cell office:value-type="string">
            <text:p>0.024686 sec</text:p>
          </table:table-cell>
          <table:table-cell office:value-type="string">
            <text:p>0.025670 sec</text:p>
          </table:table-cell>
          <table:table-cell office:value-type="string">
            <text:p>0.028636 sec </text:p>
          </table:table-cell>
        </table:table-row>
        <table:table-row table:style-name="ro4">
          <table:table-cell office:value-type="string">
            <text:p>8192*8192</text:p>
          </table:table-cell>
          <table:table-cell office:value-type="string">
            <text:p>0.096469 sec</text:p>
          </table:table-cell>
          <table:table-cell office:value-type="string">
            <text:p>0.102227 sec</text:p>
          </table:table-cell>
          <table:table-cell office:value-type="string">
            <text:p>0.107897 sec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ilis </meta:initial-creator>
    <meta:creation-date>2013-04-13T13:23:10</meta:creation-date>
    <dc:date>2013-04-13T13:48:34</dc:date>
    <dc:creator>vasilis </dc:creator>
    <meta:editing-duration>PT19M19S</meta:editing-duration>
    <meta:editing-cycles>22</meta:editing-cycles>
    <meta:generator>LibreOffice/3.5$Linux_X86_64 LibreOffice_project/350m1$Build-2</meta:generator>
    <meta:document-statistic meta:table-count="3" meta:cell-count="36" meta:object-count="0"/>
  </office:meta>
</office:document-meta>
</file>